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e714" officeooo:paragraph-rsid="0013e714"/>
    </style:style>
    <style:style style:name="P2" style:family="paragraph" style:parent-style-name="Standard">
      <style:text-properties officeooo:paragraph-rsid="0013e714"/>
    </style:style>
    <style:style style:name="P3" style:family="paragraph" style:parent-style-name="Standard">
      <style:text-properties officeooo:rsid="0013e714" officeooo:paragraph-rsid="0013e714"/>
    </style:style>
    <style:style style:name="P4" style:family="paragraph" style:parent-style-name="Standard">
      <style:text-properties officeooo:rsid="00178d3f" officeooo:paragraph-rsid="00178d3f"/>
    </style:style>
    <style:style style:name="P5" style:family="paragraph" style:parent-style-name="Standard">
      <style:text-properties officeooo:rsid="00178d3f" officeooo:paragraph-rsid="0024ddfe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78d3f" officeooo:paragraph-rsid="00178d3f" style:font-weight-asian="bold" style:font-weight-complex="bold"/>
    </style:style>
    <style:style style:name="P7" style:family="paragraph" style:parent-style-name="Standard">
      <style:text-properties officeooo:rsid="00181dfc" officeooo:paragraph-rsid="00181dfc"/>
    </style:style>
    <style:style style:name="P8" style:family="paragraph" style:parent-style-name="Standard">
      <style:text-properties officeooo:rsid="00181dfc" officeooo:paragraph-rsid="001a7982"/>
    </style:style>
    <style:style style:name="P9" style:family="paragraph" style:parent-style-name="Standard">
      <style:text-properties officeooo:rsid="00181dfc" officeooo:paragraph-rsid="001c11b6"/>
    </style:style>
    <style:style style:name="P10" style:family="paragraph" style:parent-style-name="Standard">
      <style:text-properties officeooo:rsid="00181dfc" officeooo:paragraph-rsid="001d293f"/>
    </style:style>
    <style:style style:name="P11" style:family="paragraph" style:parent-style-name="Standard">
      <style:text-properties officeooo:rsid="00181dfc" officeooo:paragraph-rsid="001ed326"/>
    </style:style>
    <style:style style:name="P12" style:family="paragraph" style:parent-style-name="Standard">
      <style:text-properties officeooo:rsid="00181dfc" officeooo:paragraph-rsid="0020c5ca"/>
    </style:style>
    <style:style style:name="P13" style:family="paragraph" style:parent-style-name="Standard">
      <style:text-properties officeooo:rsid="00181dfc" officeooo:paragraph-rsid="0024ddfe"/>
    </style:style>
    <style:style style:name="P14" style:family="paragraph" style:parent-style-name="Standard">
      <style:text-properties officeooo:rsid="00181dfc" officeooo:paragraph-rsid="0026f2e3"/>
    </style:style>
    <style:style style:name="P15" style:family="paragraph" style:parent-style-name="Standard">
      <style:text-properties officeooo:rsid="00181dfc" officeooo:paragraph-rsid="0026fd05"/>
    </style:style>
    <style:style style:name="P16" style:family="paragraph" style:parent-style-name="Standard">
      <style:text-properties officeooo:rsid="00181dfc" officeooo:paragraph-rsid="00293f76"/>
    </style:style>
    <style:style style:name="P17" style:family="paragraph" style:parent-style-name="Standard">
      <style:text-properties officeooo:rsid="00184896" officeooo:paragraph-rsid="00184896"/>
    </style:style>
    <style:style style:name="P18" style:family="paragraph" style:parent-style-name="Standard">
      <style:text-properties officeooo:rsid="00184896" officeooo:paragraph-rsid="001a7982"/>
    </style:style>
    <style:style style:name="P19" style:family="paragraph" style:parent-style-name="Standard">
      <style:text-properties officeooo:rsid="00184896" officeooo:paragraph-rsid="001c11b6"/>
    </style:style>
    <style:style style:name="P20" style:family="paragraph" style:parent-style-name="Standard">
      <style:text-properties officeooo:rsid="00184896" officeooo:paragraph-rsid="001d293f"/>
    </style:style>
    <style:style style:name="P21" style:family="paragraph" style:parent-style-name="Standard">
      <style:text-properties officeooo:rsid="00184896" officeooo:paragraph-rsid="001d3ce4"/>
    </style:style>
    <style:style style:name="P22" style:family="paragraph" style:parent-style-name="Standard">
      <style:text-properties officeooo:rsid="00184896" officeooo:paragraph-rsid="001ed326"/>
    </style:style>
    <style:style style:name="P23" style:family="paragraph" style:parent-style-name="Standard">
      <style:text-properties officeooo:rsid="00184896" officeooo:paragraph-rsid="0020bf3d"/>
    </style:style>
    <style:style style:name="P24" style:family="paragraph" style:parent-style-name="Standard">
      <style:text-properties officeooo:rsid="00184896" officeooo:paragraph-rsid="0020c5ca"/>
    </style:style>
    <style:style style:name="P25" style:family="paragraph" style:parent-style-name="Standard">
      <style:text-properties officeooo:rsid="00184896" officeooo:paragraph-rsid="00214ba5"/>
    </style:style>
    <style:style style:name="P26" style:family="paragraph" style:parent-style-name="Standard">
      <style:text-properties officeooo:rsid="00184896" officeooo:paragraph-rsid="0024ddfe"/>
    </style:style>
    <style:style style:name="P27" style:family="paragraph" style:parent-style-name="Standard">
      <style:text-properties officeooo:rsid="00184896" officeooo:paragraph-rsid="0026f2e3"/>
    </style:style>
    <style:style style:name="P28" style:family="paragraph" style:parent-style-name="Standard">
      <style:text-properties officeooo:rsid="00184896" officeooo:paragraph-rsid="0026fd05"/>
    </style:style>
    <style:style style:name="P29" style:family="paragraph" style:parent-style-name="Standard">
      <style:text-properties officeooo:rsid="00184896" officeooo:paragraph-rsid="00293f76"/>
    </style:style>
    <style:style style:name="P30" style:family="paragraph" style:parent-style-name="Standard">
      <style:text-properties officeooo:rsid="001c11b6" officeooo:paragraph-rsid="001c11b6"/>
    </style:style>
    <style:style style:name="P31" style:family="paragraph" style:parent-style-name="Standard">
      <style:text-properties officeooo:rsid="001c11b6" officeooo:paragraph-rsid="001cac06"/>
    </style:style>
    <style:style style:name="P32" style:family="paragraph" style:parent-style-name="Standard">
      <style:text-properties officeooo:rsid="001c11b6" officeooo:paragraph-rsid="001d293f"/>
    </style:style>
    <style:style style:name="P33" style:family="paragraph" style:parent-style-name="Standard">
      <style:text-properties officeooo:rsid="001cac06" officeooo:paragraph-rsid="001cac06"/>
    </style:style>
    <style:style style:name="P34" style:family="paragraph" style:parent-style-name="Standard">
      <style:text-properties officeooo:rsid="0020bf3d" officeooo:paragraph-rsid="0020bf3d"/>
    </style:style>
    <style:style style:name="P35" style:family="paragraph" style:parent-style-name="Standard">
      <style:text-properties officeooo:rsid="0020bf3d" officeooo:paragraph-rsid="0026f2e3"/>
    </style:style>
    <style:style style:name="P36" style:family="paragraph" style:parent-style-name="Standard">
      <style:text-properties officeooo:rsid="0020bf3d" officeooo:paragraph-rsid="0026fd05"/>
    </style:style>
    <style:style style:name="P37" style:family="paragraph" style:parent-style-name="Standard">
      <style:text-properties officeooo:rsid="0020bf3d" officeooo:paragraph-rsid="00293f76"/>
    </style:style>
    <style:style style:name="P38" style:family="paragraph" style:parent-style-name="Standard">
      <style:text-properties officeooo:rsid="0026fd05" officeooo:paragraph-rsid="0026fd05"/>
    </style:style>
    <style:style style:name="P39" style:family="paragraph" style:parent-style-name="Standard">
      <style:text-properties officeooo:rsid="002a7a57" officeooo:paragraph-rsid="002a7a57"/>
    </style:style>
    <style:style style:name="T1" style:family="text">
      <style:text-properties fo:font-weight="bold"/>
    </style:style>
    <style:style style:name="T2" style:family="text">
      <style:text-properties officeooo:rsid="0013e714"/>
    </style:style>
    <style:style style:name="T3" style:family="text">
      <style:text-properties officeooo:rsid="00181df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a7982"/>
    </style:style>
    <style:style style:name="T6" style:family="text">
      <style:text-properties officeooo:rsid="001c11b6"/>
    </style:style>
    <style:style style:name="T7" style:family="text">
      <style:text-properties officeooo:rsid="001cac06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cac06" style:font-style-asian="italic" style:font-weight-asian="bold" style:font-style-complex="italic" style:font-weight-complex="bold"/>
    </style:style>
    <style:style style:name="T10" style:family="text">
      <style:text-properties officeooo:rsid="001d293f"/>
    </style:style>
    <style:style style:name="T11" style:family="text">
      <style:text-properties officeooo:rsid="001d3ce4"/>
    </style:style>
    <style:style style:name="T12" style:family="text">
      <style:text-properties officeooo:rsid="001ed326"/>
    </style:style>
    <style:style style:name="T13" style:family="text">
      <style:text-properties officeooo:rsid="0020c5ca"/>
    </style:style>
    <style:style style:name="T14" style:family="text">
      <style:text-properties officeooo:rsid="00214ba5"/>
    </style:style>
    <style:style style:name="T15" style:family="text">
      <style:text-properties officeooo:rsid="002313cf"/>
    </style:style>
    <style:style style:name="T16" style:family="text">
      <style:text-properties officeooo:rsid="00264927"/>
    </style:style>
    <style:style style:name="T17" style:family="text">
      <style:text-properties officeooo:rsid="0026fd05"/>
    </style:style>
    <style:style style:name="T18" style:family="text">
      <style:text-properties officeooo:rsid="00293f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fr.wikipedia.org/wiki/Recherche_séquentielle" text:style-name="Internet_20_link" text:visited-style-name="Visited_20_Internet_20_Link"><text:span text:style-name="T2">https://fr.wikipedia.org/wiki/Recherche_s%C3%A9quentielle</text:span></text:a></text:p>
      <text:p text:style-name="P1"/>
      <text:p text:style-name="P1">La <text:span text:style-name="T1">recherche séquentielle</text:span> ou <text:span text:style-name="T1">recherche linéaire</text:span> est un <text:a xlink:type="simple" xlink:href="https://fr.wikipedia.org/wiki/Algorithme" text:style-name="Internet_20_link" text:visited-style-name="Visited_20_Internet_20_Link">algorithme</text:a> pour trouver une valeur dans une <text:a xlink:type="simple" xlink:href="https://fr.wikipedia.org/wiki/Liste_(informatique)" text:style-name="Internet_20_link" text:visited-style-name="Visited_20_Internet_20_Link">liste</text:a>. Elle consiste simplement à considérer les éléments de la liste les uns après les autres, jusqu'à ce que l'élément soit trouvé, ou que toutes les cases aient été lues. Elle est aussi appelée <text:span text:style-name="T1">recherche par balayage</text:span>.</text:p>
      <text:p text:style-name="P1"/>
      <text:p text:style-name="P6">Implémentation 1</text:p>
      <text:p text:style-name="P4"><text:span text:style-name="T4">Boucles natives :</text:span> for, <text:span text:style-name="T3">for in, for of, </text:span>while, <text:span text:style-name="T3">do while</text:span></text:p>
      <text:p text:style-name="P8">(Voir cours sur JavaScript pages 7 à 9)</text:p>
      <text:p text:style-name="P8"/>
      <text:p text:style-name="P18"><text:span text:style-name="T5">for</text:span> :</text:p>
      <text:p text:style-name="P18"><text:tab/>let variable1 = valeur1 <text:span text:style-name="T5">(numérique)</text:span>;</text:p>
      <text:p text:style-name="P18"><text:tab/>const variable2 = valeur2;</text:p>
      <text:p text:style-name="P18"><text:tab/><text:span text:style-name="T5">for</text:span> (<text:span text:style-name="T5">let i = 0; i &lt; variable1; i++</text:span>) { // <text:span text:style-name="T5">initialisation, condition, incrémentation</text:span></text:p>
      <text:p text:style-name="P18"><text:tab/><text:tab/>// code à exécuter</text:p>
      <text:p text:style-name="P18"><text:tab/>}</text:p>
      <text:p text:style-name="P32"><text:span text:style-name="T9">Pour</text:span><text:span text:style-name="T7"> une</text:span> condition vraie, le code est exécuté. La condition est vérifiée <text:span text:style-name="T4">avant</text:span> l'exécution.</text:p>
      <text:p text:style-name="P10"/>
      <text:p text:style-name="P20"><text:span text:style-name="T5">for</text:span> <text:span text:style-name="T10">in </text:span>:</text:p>
      <text:p text:style-name="P20"><text:tab/>let <text:span text:style-name="T10">object</text:span> = <text:span text:style-name="T10">{</text:span></text:p>
      <text:p text:style-name="P20"><text:span text:style-name="T10"><text:tab/><text:tab/>property1: "value1",</text:span></text:p>
      <text:p text:style-name="P20"><text:span text:style-name="T10"><text:tab/><text:tab/>property2: "value2"</text:span></text:p>
      <text:p text:style-name="P20"><text:span text:style-name="T10"><text:tab/>}</text:span>;</text:p>
      <text:p text:style-name="P20"><text:tab/><text:span text:style-name="T5">for</text:span> (<text:span text:style-name="T5">let property in object</text:span>) {</text:p>
      <text:p text:style-name="P20"><text:tab/><text:tab/><text:span text:style-name="T11">console.log(property) // "property1", "property2"</text:span></text:p>
      <text:p text:style-name="P21"><text:tab/><text:tab/><text:span text:style-name="T11">console.log(object[property]) </text:span>// <text:span text:style-name="T11">"value1", "value2"</text:span></text:p>
      <text:p text:style-name="P22"><text:tab/>}</text:p>
      <text:p text:style-name="P34">Cela liste les propriétés, les clés.</text:p>
      <text:p text:style-name="P11"/>
      <text:p text:style-name="P22"><text:span text:style-name="T5">for</text:span> <text:span text:style-name="T12">of </text:span>:</text:p>
      <text:p text:style-name="P22"><text:tab/>let <text:span text:style-name="T10">object</text:span> = <text:span text:style-name="T10">{</text:span></text:p>
      <text:p text:style-name="P22"><text:span text:style-name="T10"><text:tab/><text:tab/>property1: "value1",</text:span></text:p>
      <text:p text:style-name="P22"><text:span text:style-name="T10"><text:tab/><text:tab/>property2: "value2"</text:span></text:p>
      <text:p text:style-name="P22"><text:span text:style-name="T10"><text:tab/>}</text:span>;</text:p>
      <text:p text:style-name="P22"><text:tab/><text:span text:style-name="T5">for</text:span> (<text:span text:style-name="T5">let value of object</text:span>) {</text:p>
      <text:p text:style-name="P22"><text:tab/><text:tab/><text:span text:style-name="T11">console.log(value) </text:span>// <text:span text:style-name="T11">"value1", "value2"</text:span></text:p>
      <text:p text:style-name="P23"><text:tab/>}</text:p>
      <text:p text:style-name="P34">Cela liste les valeurs.</text:p>
      <text:p text:style-name="P7"/>
      <text:p text:style-name="P17">while :</text:p>
      <text:p text:style-name="P17"><text:tab/>let variable1 = valeur1;</text:p>
      <text:p text:style-name="P17"><text:tab/>const variable2 = valeur2;</text:p>
      <text:p text:style-name="P17"><text:tab/>while (condition à respecter) {</text:p>
      <text:p text:style-name="P17"><text:tab/><text:tab/>// code à exécuter</text:p>
      <text:p text:style-name="P19"><text:tab/>}</text:p>
      <text:p text:style-name="P30"><text:span text:style-name="T8">Tant que</text:span> la condition est vraie, le code est exécuté. La condition est vérifiée <text:span text:style-name="T4">avant</text:span> l'exécution.</text:p>
      <text:p text:style-name="P33">Le code peut donc ne pas être exécuté.</text:p>
      <text:p text:style-name="P9"/>
      <text:p text:style-name="P19"><text:span text:style-name="T6">do </text:span>while :</text:p>
      <text:p text:style-name="P19"><text:tab/>let variable1 = valeur1;</text:p>
      <text:p text:style-name="P19"><text:tab/>const variable2 = valeur2;</text:p>
      <text:p text:style-name="P19"><text:tab/><text:span text:style-name="T6">do</text:span> {</text:p>
      <text:p text:style-name="P19"><text:tab/><text:tab/>// code à exécuter</text:p>
      <text:p text:style-name="P19"><text:tab/>}</text:p>
      <text:p text:style-name="P19"><text:soft-page-break/><text:tab/>while (condition à respecter)</text:p>
      <text:p text:style-name="P31">Le code <text:span text:style-name="T8">est exécuté </text:span><text:span text:style-name="T9">tant que</text:span> la condition <text:span text:style-name="T7">est</text:span> vraie. La condition est vérifiée <text:span text:style-name="T4">après</text:span> l'exécution.</text:p>
      <text:p text:style-name="P31"><text:span text:style-name="T7">Le code est donc exécuté au moins une fois.</text:span></text:p>
      <text:p text:style-name="P4"/>
      <text:p text:style-name="P6">Implémentation 2</text:p>
      <text:p text:style-name="P5">Fonctions de tableaux : (filter, find, for<text:span text:style-name="T13">E</text:span>ach, map, reduce...)</text:p>
      <text:p text:style-name="P13"/>
      <text:p text:style-name="P26"><text:span text:style-name="T5">filter </text:span>:</text:p>
      <text:p text:style-name="P26"><text:tab/>let <text:span text:style-name="T13">array</text:span> = <text:span text:style-name="T13">[1, 2, 3, 4, 5];</text:span></text:p>
      <text:p text:style-name="P26"><text:tab/><text:span text:style-name="T16">let result = array.filter</text:span>(<text:span text:style-name="T13">value =&gt; value &lt;= 3</text:span>);</text:p>
      <text:p text:style-name="P26"><text:tab/><text:span text:style-name="T11">console.log(result) // [1, 2, 3]</text:span></text:p>
      <text:p text:style-name="P35"><text:span text:style-name="T15">La fonction crée et retourne un nouveau tableau contenant les valeurs du premier qui respectent la condition</text:span>.</text:p>
      <text:p text:style-name="P14"/>
      <text:p text:style-name="P27"><text:span text:style-name="T5">find </text:span>:</text:p>
      <text:p text:style-name="P27"><text:tab/>let <text:span text:style-name="T13">array</text:span> = <text:span text:style-name="T13">[5, 666, 3, 1971, 1492];</text:span></text:p>
      <text:p text:style-name="P27"><text:tab/><text:span text:style-name="T16">let result = array.find</text:span>(<text:span text:style-name="T13">value =&gt; value &gt; 1000</text:span>);</text:p>
      <text:p text:style-name="P27"><text:tab/><text:span text:style-name="T11">console.log(result) // 1971</text:span></text:p>
      <text:p text:style-name="P35"><text:span text:style-name="T15">La fonction retourne la valeur du premier élément qui respecte la condition</text:span>.</text:p>
      <text:p text:style-name="P38">findIndex() retourne l'index du premier élément, pas sa valeur.</text:p>
      <text:p text:style-name="P12"/>
      <text:p text:style-name="P24"><text:span text:style-name="T5">forEach </text:span>:</text:p>
      <text:p text:style-name="P24"><text:tab/>let <text:span text:style-name="T13">array</text:span> = <text:span text:style-name="T13">[1, 2, 3];</text:span></text:p>
      <text:p text:style-name="P24"><text:tab/><text:span text:style-name="T13">array.forEach</text:span>(<text:span text:style-name="T13">val, i, arr</text:span>) <text:span text:style-name="T14">=&gt;</text:span> { // <text:span text:style-name="T14">valeur de l'élément, index de l'élément, objet qui appelle "forEach".</text:span></text:p>
      <text:p text:style-name="P25"><text:tab/><text:tab/><text:span text:style-name="T11">console.log(val) // 1, 2, 3</text:span></text:p>
      <text:p text:style-name="P25"><text:tab/><text:tab/><text:span text:style-name="T11">console.log(i) </text:span>// <text:span text:style-name="T14">0, 1, 2</text:span></text:p>
      <text:p text:style-name="P25"><text:tab/><text:tab/><text:span text:style-name="T11">console.log(arr) // [1, 2, 3], [1, 2, 3], [1, 2, 3]</text:span></text:p>
      <text:p text:style-name="P24"><text:tab/>}</text:p>
      <text:p text:style-name="P36"><text:span text:style-name="T15">La fonction s'exécute à chaque élément du tableau</text:span>.</text:p>
      <text:p text:style-name="P15"/>
      <text:p text:style-name="P28"><text:span text:style-name="T17">map </text:span>:</text:p>
      <text:p text:style-name="P28"><text:tab/>let <text:span text:style-name="T13">array</text:span> = <text:span text:style-name="T13">[1, 2, 3, 4, 5];</text:span></text:p>
      <text:p text:style-name="P28"><text:tab/><text:span text:style-name="T16">let result = array.map</text:span>(<text:span text:style-name="T13">value =&gt; value * value</text:span>);</text:p>
      <text:p text:style-name="P28"><text:tab/><text:span text:style-name="T11">console.log(result) // [1, 4, 9, 16, 25]</text:span></text:p>
      <text:p text:style-name="P37"><text:span text:style-name="T15">La fonction crée et retourne un nouveau tableau contenant chacune des valeurs du premier modifiées par la condition</text:span>.</text:p>
      <text:p text:style-name="P16"/>
      <text:p text:style-name="P29"><text:span text:style-name="T18">reduce </text:span>:</text:p>
      <text:p text:style-name="P29"><text:tab/>let <text:span text:style-name="T13">array</text:span> = <text:span text:style-name="T13">[1, 2, 3, 4, 5];</text:span></text:p>
      <text:p text:style-name="P29"><text:tab/><text:span text:style-name="T16">let reducer = </text:span>(<text:span text:style-name="T18">previous, current) =&gt; previous + current</text:span>;</text:p>
      <text:p text:style-name="P29"><text:tab/><text:span text:style-name="T11">console.log(array.reduce(reducer)) // 15</text:span></text:p>
      <text:p text:style-name="P37"><text:span text:style-name="T15">La fonction applique un "accumulateur" qui traite chaque valeur du tableau afin de la réduire à une seule valeur</text:span>.</text:p>
      <text:p text:style-name="P37"/>
      <text:p text:style-name="P37"/>
      <text:p text:style-name="P39"><text:a xlink:type="simple" xlink:href="https://developer.mozilla.org/fr/docs/Web/JavaScript/Reference/Global_Objects/Array/filter" text:style-name="Internet_20_link" text:visited-style-name="Visited_20_Internet_20_Link">https://developer.mozilla.org/fr/docs/Web/JavaScript/Reference/Global_Objects/Array/filter</text:a></text:p>
      <text:p text:style-name="P39"/>
      <text:p text:style-name="P39">Lien à visiter pour voir dans la liste de gauche les autres méthodes qui pourraient être utiles pour la recher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97cm" fo:margin-bottom="2cm" fo:margin-left="1.007cm" fo:margin-right="0.98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7M7S</meta:editing-duration>
    <meta:editing-cycles>22</meta:editing-cycles>
    <meta:generator>LibreOffice/5.1.6.2$Windows_x86 LibreOffice_project/07ac168c60a517dba0f0d7bc7540f5afa45f0909</meta:generator>
    <dc:date>2021-09-17T12:01:01.617000000</dc:date>
    <meta:document-statistic meta:table-count="0" meta:image-count="0" meta:object-count="0" meta:page-count="2" meta:paragraph-count="81" meta:word-count="521" meta:character-count="3217" meta:non-whitespace-character-count="2715"/>
    <meta:user-defined meta:name="Info 1"/>
    <meta:user-defined meta:name="Info 2"/>
    <meta:user-defined meta:name="Info 3"/>
    <meta:user-defined meta:name="Info 4"/>
  </office:meta>
</office:document-meta>
</file>